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90000002D6ADAEFB864A9E81A.png" manifest:media-type="image/png"/>
  <manifest:file-entry manifest:full-path="Pictures/10000001000002F9000000C4423B30D29C9CEF3B.png" manifest:media-type="image/png"/>
  <manifest:file-entry manifest:full-path="Pictures/1000000100000304000001A2D693A66C94FAE77E.png" manifest:media-type="image/png"/>
  <manifest:file-entry manifest:full-path="Pictures/10000001000002B5000000729DD89BC62DF6DA33.png" manifest:media-type="image/png"/>
  <manifest:file-entry manifest:full-path="Pictures/10000001000002350000005EBA052406F94E2553.png" manifest:media-type="image/png"/>
  <manifest:file-entry manifest:full-path="Pictures/10000001000005D90000002DB618CC65A91E66BC.png" manifest:media-type="image/png"/>
  <manifest:file-entry manifest:full-path="Pictures/100000010000045F00000096D9BAB88D4C9C7CFE.png" manifest:media-type="image/png"/>
  <manifest:file-entry manifest:full-path="Pictures/10000001000005110000004CF534F8C38F542648.png" manifest:media-type="image/png"/>
  <manifest:file-entry manifest:full-path="Pictures/10000001000004C60000011FE7EF344A261BD39B.png" manifest:media-type="image/png"/>
  <manifest:file-entry manifest:full-path="Pictures/100000010000029800000076350045DBCC010673.png" manifest:media-type="image/png"/>
  <manifest:file-entry manifest:full-path="Pictures/100000010000045F0000004EAF227AD988EACC1F.png" manifest:media-type="image/png"/>
  <manifest:file-entry manifest:full-path="Pictures/100000010000051100000175868AD3C1C5DE1A2F.png" manifest:media-type="image/png"/>
  <manifest:file-entry manifest:full-path="Pictures/1000000100000511000001B50B28CD8D8DF2C21C.png" manifest:media-type="image/png"/>
  <manifest:file-entry manifest:full-path="Pictures/1000000100000417000000A9FFC752109BCDC8EA.png" manifest:media-type="image/png"/>
  <manifest:file-entry manifest:full-path="Pictures/1000000100000565000001347ACE36FBFAF855A2.png" manifest:media-type="image/png"/>
  <manifest:file-entry manifest:full-path="Pictures/100000010000046E00000051D70B9A223387818B.png" manifest:media-type="image/png"/>
  <manifest:file-entry manifest:full-path="Pictures/100000010000044F000001D81C706CA605B9F4E7.png" manifest:media-type="image/png"/>
  <manifest:file-entry manifest:full-path="Pictures/100000010000050B00000086D368BA278A2F421E.png" manifest:media-type="image/png"/>
  <manifest:file-entry manifest:full-path="Pictures/1000000100000417000000B852009C7B2E9AEB94.png" manifest:media-type="image/png"/>
  <manifest:file-entry manifest:full-path="Pictures/1000000100000417000001245D4A23A9636A2FE2.png" manifest:media-type="image/png"/>
  <manifest:file-entry manifest:full-path="Pictures/100000010000030400000028B1BAF7395A4E603E.png" manifest:media-type="image/png"/>
  <manifest:file-entry manifest:full-path="Pictures/100000010000050B000001DA75D9A0B1D50C87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668" officeooo:paragraph-rsid="0010c668"/>
    </style:style>
    <style:style style:name="P2" style:family="paragraph" style:parent-style-name="Standard">
      <style:text-properties fo:font-size="9pt" officeooo:rsid="0010c668" officeooo:paragraph-rsid="0010c668" style:font-size-asian="7.84999990463257pt" style:font-size-complex="9pt"/>
    </style:style>
    <style:style style:name="P3" style:family="paragraph" style:parent-style-name="Standard">
      <style:text-properties officeooo:rsid="0013a603" officeooo:paragraph-rsid="0013a603"/>
    </style:style>
    <style:style style:name="P4" style:family="paragraph" style:parent-style-name="Standard">
      <style:text-properties officeooo:rsid="00159fc9" officeooo:paragraph-rsid="00159fc9"/>
    </style:style>
    <style:style style:name="P5" style:family="paragraph" style:parent-style-name="Standard">
      <style:text-properties officeooo:rsid="00159fc9" officeooo:paragraph-rsid="00159fc9"/>
    </style:style>
    <style:style style:name="P6" style:family="paragraph" style:parent-style-name="Standard">
      <style:text-properties officeooo:rsid="001784d8" officeooo:paragraph-rsid="001784d8"/>
    </style:style>
    <style:style style:name="P7" style:family="paragraph" style:parent-style-name="Standard">
      <style:text-properties officeooo:rsid="0019a925" officeooo:paragraph-rsid="0019a925"/>
    </style:style>
    <style:style style:name="P8" style:family="paragraph" style:parent-style-name="Standard">
      <style:text-properties officeooo:rsid="001acf85" officeooo:paragraph-rsid="001acf85"/>
    </style:style>
    <style:style style:name="P9" style:family="paragraph" style:parent-style-name="Standard">
      <style:text-properties officeooo:rsid="001c881d" officeooo:paragraph-rsid="001c881d"/>
    </style:style>
    <style:style style:name="P10" style:family="paragraph" style:parent-style-name="Standard">
      <style:text-properties officeooo:rsid="001cd662" officeooo:paragraph-rsid="001cd662"/>
    </style:style>
    <style:style style:name="T1" style:family="text">
      <style:text-properties officeooo:rsid="0010c6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)</text:p>
      <text:p text:style-name="P1"><draw:frame draw:style-name="fr3" draw:name="Image1" text:anchor-type="char" svg:x="-0.369cm" svg:y="1.79cm" svg:width="17cm" svg:height="2.277cm" draw:z-index="0"><draw:image xlink:href="Pictures/100000010000045F00000096D9BAB88D4C9C7CFE.png" xlink:type="simple" xlink:show="embed" xlink:actuate="onLoad" draw:mime-type="image/png"/></draw:frame><draw:frame draw:style-name="fr3" draw:name="Image2" text:anchor-type="char" svg:x="-0.265cm" svg:y="0.413cm" svg:width="17cm" svg:height="1.184cm" draw:z-index="1"><draw:image xlink:href="Pictures/100000010000045F0000004EAF227AD988EACC1F.png" xlink:type="simple" xlink:show="embed" xlink:actuate="onLoad" draw:mime-type="image/png"/></draw:frame>3)</text:p>
      <text:p text:style-name="P1"><draw:frame draw:style-name="fr3" draw:name="Image3" text:anchor-type="char" svg:x="-0.323cm" svg:y="0.074cm" svg:width="17cm" svg:height="0.995cm" draw:z-index="2"><draw:image xlink:href="Pictures/10000001000005110000004CF534F8C38F542648.png" xlink:type="simple" xlink:show="embed" xlink:actuate="onLoad" draw:mime-type="image/png"/></draw:frame><draw:frame draw:style-name="fr3" draw:name="Image4" text:anchor-type="char" svg:x="-0.279cm" svg:y="1.351cm" svg:width="17cm" svg:height="4.888cm" draw:z-index="3"><draw:image xlink:href="Pictures/100000010000051100000175868AD3C1C5DE1A2F.png" xlink:type="simple" xlink:show="embed" xlink:actuate="onLoad" draw:mime-type="image/png"/></draw:frame></text:p>
      <text:p text:style-name="P2">4)</text:p>
      <text:p text:style-name="Standard"><draw:frame draw:style-name="fr3" draw:name="Image5" text:anchor-type="char" svg:x="-0.263cm" svg:y="0.226cm" svg:width="17cm" svg:height="5.727cm" draw:z-index="4"><draw:image xlink:href="Pictures/1000000100000511000001B50B28CD8D8DF2C21C.png" xlink:type="simple" xlink:show="embed" xlink:actuate="onLoad" draw:mime-type="image/png"/></draw:frame><text:s text:c="179"/></text:p>
      <text:p text:style-name="P1">5)</text:p>
      <text:p text:style-name="Standard"><draw:frame draw:style-name="fr3" draw:name="Image6" text:anchor-type="char" svg:x="0.118cm" svg:y="0.524cm" svg:width="17cm" svg:height="3.992cm" draw:z-index="5"><draw:image xlink:href="Pictures/10000001000004C60000011FE7EF344A261BD39B.png" xlink:type="simple" xlink:show="embed" xlink:actuate="onLoad" draw:mime-type="image/png"/></draw:frame></text:p>
      <text:p text:style-name="Standard"/>
      <text:p text:style-name="Standard"><text:span text:style-name="T1">6)</text:span> <text:s text:c="161"/></text:p>
      <text:p text:style-name="Standard"><draw:frame draw:style-name="fr3" draw:name="Image9" text:anchor-type="char" svg:x="-0.115cm" svg:y="0.249cm" svg:width="17cm" svg:height="3.791cm" draw:z-index="7"><draw:image xlink:href="Pictures/1000000100000565000001347ACE36FBFAF855A2.png" xlink:type="simple" xlink:show="embed" xlink:actuate="onLoad" draw:mime-type="image/png"/></draw:frame><text:soft-page-break/></text:p>
      <text:p text:style-name="P1">7)</text:p>
      <text:p text:style-name="P1"><draw:frame draw:style-name="fr3" draw:name="Image7" text:anchor-type="char" svg:x="-0.104cm" svg:y="0.427cm" svg:width="17cm" svg:height="7.274cm" draw:z-index="6"><draw:image xlink:href="Pictures/100000010000044F000001D81C706CA605B9F4E7.png" xlink:type="simple" xlink:show="embed" xlink:actuate="onLoad" draw:mime-type="image/png"/></draw:frame></text:p>
      <text:p text:style-name="P1">8)</text:p>
      <text:p text:style-name="P1"><draw:frame draw:style-name="fr3" draw:name="Image10" text:anchor-type="char" svg:x="-0.046cm" svg:y="0.161cm" svg:width="17cm" svg:height="2.986cm" draw:z-index="8"><draw:image xlink:href="Pictures/1000000100000417000000B852009C7B2E9AEB94.png" xlink:type="simple" xlink:show="embed" xlink:actuate="onLoad" draw:mime-type="image/png"/></draw:frame></text:p>
      <text:p text:style-name="P1"/>
      <text:p text:style-name="P1">9)</text:p>
      <text:p text:style-name="P1"/>
      <text:p text:style-name="P1">10)</text:p>
      <text:p text:style-name="P1"/>
      <text:p text:style-name="P1">11)</text:p>
      <text:p text:style-name="P1"><draw:frame draw:style-name="fr3" draw:name="Image11" text:anchor-type="char" svg:x="0.206cm" svg:y="0.205cm" svg:width="17cm" svg:height="4.74cm" draw:z-index="9"><draw:image xlink:href="Pictures/1000000100000417000001245D4A23A9636A2FE2.png" xlink:type="simple" xlink:show="embed" xlink:actuate="onLoad" draw:mime-type="image/png"/></draw:frame></text:p>
      <text:p text:style-name="Standard"><text:soft-page-break/></text:p>
      <text:p text:style-name="P3">17)</text:p>
      <text:p text:style-name="Standard"><draw:frame draw:style-name="fr3" draw:name="Image12" text:anchor-type="char" svg:x="-0.012cm" svg:y="0.164cm" svg:width="17cm" svg:height="2.743cm" draw:z-index="10"><draw:image xlink:href="Pictures/1000000100000417000000A9FFC752109BCDC8EA.png" xlink:type="simple" xlink:show="embed" xlink:actuate="onLoad" draw:mime-type="image/png"/></draw:frame><text:tab/></text:p>
      <text:p text:style-name="P3">18)</text:p>
      <text:p text:style-name="P3"><draw:frame draw:style-name="fr1" draw:name="Image8" text:anchor-type="char" svg:width="17cm" svg:height="1.214cm" draw:z-index="11"><draw:image xlink:href="Pictures/100000010000046E00000051D70B9A223387818B.png" xlink:type="simple" xlink:show="embed" xlink:actuate="onLoad" draw:mime-type="image/png"/></draw:frame><text:s text:c="161"/></text:p>
      <text:p text:style-name="P3">19)</text:p>
      <text:p text:style-name="P3"><draw:frame draw:style-name="fr1" draw:name="Image13" text:anchor-type="char" svg:width="17cm" svg:height="6.241cm" draw:z-index="12"><draw:image xlink:href="Pictures/100000010000050B000001DA75D9A0B1D50C876F.png" xlink:type="simple" xlink:show="embed" xlink:actuate="onLoad" draw:mime-type="image/png"/></draw:frame><text:tab/></text:p>
      <text:p text:style-name="P4">20)</text:p>
      <text:p text:style-name="P4"><draw:frame draw:style-name="fr1" draw:name="Image14" text:anchor-type="char" svg:width="17cm" svg:height="1.764cm" draw:z-index="13"><draw:image xlink:href="Pictures/100000010000050B00000086D368BA278A2F421E.png" xlink:type="simple" xlink:show="embed" xlink:actuate="onLoad" draw:mime-type="image/png"/></draw:frame><text:s text:c="157"/></text:p>
      <text:p text:style-name="P6">21)</text:p>
      <text:p text:style-name="P7"><draw:frame draw:style-name="fr2" draw:name="Image15" text:anchor-type="char" svg:width="14.949cm" svg:height="2.487cm" draw:z-index="14"><draw:image xlink:href="Pictures/10000001000002350000005EBA052406F94E2553.png" xlink:type="simple" xlink:show="embed" xlink:actuate="onLoad" draw:mime-type="image/png"/></draw:frame>22)</text:p>
      <text:p text:style-name="P7"/>
      <text:p text:style-name="P7"><draw:frame draw:style-name="fr1" draw:name="Image16" text:anchor-type="char" svg:width="17cm" svg:height="3.02cm" draw:z-index="15"><draw:image xlink:href="Pictures/100000010000029800000076350045DBCC010673.png" xlink:type="simple" xlink:show="embed" xlink:actuate="onLoad" draw:mime-type="image/png"/></draw:frame><text:s text:c="150"/></text:p>
      <text:p text:style-name="P7"/>
      <text:p text:style-name="P7"/>
      <text:p text:style-name="P7"/>
      <text:p text:style-name="P7"><text:soft-page-break/></text:p>
      <text:p text:style-name="P7">23)</text:p>
      <text:p text:style-name="P7"><draw:frame draw:style-name="fr1" draw:name="Image17" text:anchor-type="char" svg:width="17cm" svg:height="2.796cm" draw:z-index="16"><draw:image xlink:href="Pictures/10000001000002B5000000729DD89BC62DF6DA33.png" xlink:type="simple" xlink:show="embed" xlink:actuate="onLoad" draw:mime-type="image/png"/></draw:frame><text:s text:c="111"/></text:p>
      <text:p text:style-name="P7">24)</text:p>
      <text:p text:style-name="P7"><draw:frame draw:style-name="fr1" draw:name="Image18" text:anchor-type="char" svg:width="17cm" svg:height="9.204cm" draw:z-index="17"><draw:image xlink:href="Pictures/1000000100000304000001A2D693A66C94FAE77E.png" xlink:type="simple" xlink:show="embed" xlink:actuate="onLoad" draw:mime-type="image/png"/></draw:frame><text:s text:c="157"/></text:p>
      <text:p text:style-name="P8">25)</text:p>
      <text:p text:style-name="P8"><draw:frame draw:style-name="fr1" draw:name="Image19" text:anchor-type="char" svg:width="17cm" svg:height="0.88cm" draw:z-index="18"><draw:image xlink:href="Pictures/100000010000030400000028B1BAF7395A4E603E.png" xlink:type="simple" xlink:show="embed" xlink:actuate="onLoad" draw:mime-type="image/png"/></draw:frame><text:s text:c="115"/></text:p>
      <text:p text:style-name="P9">26)</text:p>
      <text:p text:style-name="P9"><draw:frame draw:style-name="fr1" draw:name="Image20" text:anchor-type="char" svg:width="17cm" svg:height="0.51cm" draw:z-index="19"><draw:image xlink:href="Pictures/10000001000005D90000002D6ADAEFB864A9E81A.png" xlink:type="simple" xlink:show="embed" xlink:actuate="onLoad" draw:mime-type="image/png"/></draw:frame><text:s text:c="29"/></text:p>
      <text:p text:style-name="P9">27)</text:p>
      <text:p text:style-name="P9"><draw:frame draw:style-name="fr1" draw:name="Image21" text:anchor-type="char" svg:width="17cm" svg:height="0.51cm" draw:z-index="20"><draw:image xlink:href="Pictures/10000001000005D90000002DB618CC65A91E66BC.png" xlink:type="simple" xlink:show="embed" xlink:actuate="onLoad" draw:mime-type="image/png"/></draw:frame><text:s text:c="27"/></text:p>
      <text:p text:style-name="P10">28)</text:p>
      <text:p text:style-name="P10"><draw:frame draw:style-name="fr1" draw:name="Image22" text:anchor-type="char" svg:width="17cm" svg:height="4.378cm" draw:z-index="21"><draw:image xlink:href="Pictures/10000001000002F9000000C4423B30D29C9CEF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7:18:28.922024324</meta:creation-date>
    <dc:date>2024-05-22T00:29:40.712042989</dc:date>
    <meta:editing-duration>PT50M17S</meta:editing-duration>
    <meta:editing-cycles>4</meta:editing-cycles>
    <meta:generator>LibreOffice/7.3.7.2$Linux_X86_64 LibreOffice_project/30$Build-2</meta:generator>
    <meta:document-statistic meta:table-count="0" meta:image-count="22" meta:object-count="0" meta:page-count="4" meta:paragraph-count="33" meta:word-count="22" meta:character-count="1308" meta:non-whitespace-character-count="58"/>
  </office:meta>
</office:document-meta>
</file>